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97.1mm"/>
    </style:style>
    <style:style style:name="co3" style:family="table-column">
      <style:table-column-properties fo:break-before="auto" style:column-width="31.49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table:style-name="ce1" office:value-type="string" calcext:value-type="string">
            <text:p>Ajouter des séri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Wireframe de la page « AjoutSéries »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1J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Style tiles de la page « AjoutSéries »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1J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Conception liaison base de données – Table « AjoutSéries »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1J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Conception liaison au contrôleur « AjoutSéries »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1j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Réalisation du front de <text:s/>« AjoutSéries »</text:p>
          </table:table-cell>
          <table:table-cell table:style-name="ce2" office:value-type="string" calcext:value-type="string">
            <text:p>A, B</text:p>
          </table:table-cell>
          <table:table-cell table:style-name="ce3" office:value-type="string" calcext:value-type="string">
            <text:p>1J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Réalisation du modèle « AjoutSéries »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1J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Réalisation du contrôleur AjoutSéries</text:p>
          </table:table-cell>
          <table:table-cell table:style-name="ce2" office:value-type="string" calcext:value-type="string">
            <text:p>F, D</text:p>
          </table:table-cell>
          <table:table-cell table:style-name="ce3" office:value-type="string" calcext:value-type="string">
            <text:p>1J</text:p>
          </table:table-cell>
          <table:table-cell table:number-columns-repeated="1020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16:59:09.366379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7-01-04T13:47:34Z</meta:creation-date>
    <dc:date>2017-02-02T16:59:37.693119202</dc:date>
    <meta:editing-cycles>4</meta:editing-cycles>
    <meta:editing-duration>PT3M58S</meta:editing-duration>
    <meta:document-statistic meta:table-count="1" meta:cell-count="33" meta:object-count="0"/>
  </office:meta>
</office:document-meta>
</file>